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Condensed" svg:font-family="'DejaVu Serif Condensed'" style:font-family-generic="roman" style:font-pitch="variable"/>
    <style:font-face style:name="DejaVu Sans Condensed" svg:font-family="'DejaVu Sans Condensed'"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表格1" style:family="table">
      <style:table-properties style:width="17.006cm" fo:margin-left="0cm" table:align="left"/>
    </style:style>
    <style:style style:name="表格1.A" style:family="table-column">
      <style:table-column-properties style:column-width="1.004cm"/>
    </style:style>
    <style:style style:name="表格1.B" style:family="table-column">
      <style:table-column-properties style:column-width="16.002cm"/>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OJ1160][DP][Post Office]</text:p>
      <text:p text:style-name="Standard">题目大意</text:p>
      <text:p text:style-name="Standard"><text:tab/>要在n个村庄上设立m个邮局要求每个村庄到邮局的最短距离之和最小。</text:p>
      <text:p text:style-name="Standard">算法分析</text:p>
      <text:p text:style-name="Standard"><text:tab/>区间模型的动态规划，设置f[ i , j ]为前i个村子里放置j个邮局的最短距离和。s[ l , r ]为在[ l , r ]这段区间内放置一个邮局时这段村庄的最短距离和。根据贪心方法可知如果仅存一个村庄的时候最优方案是放到这个区间的中间，由此可以预处理s。状态转移的时候将状态转移方程为f[ i , j ] = min ( f[ i - k , j ] + s[ i - k + 1 , i ] ) ; 初始化的时候注意f[ i , 1 ] = s[ 1 , i ];</text:p>
      <text:p text:style-name="Standard">参考代码</text:p>
      <table:table table:name="表格1" table:style-name="表格1">
        <table:table-column table:style-name="表格1.A"/>
        <table:table-column table:style-name="表格1.B"/>
        <table:table-row>
          <table:table-cell table:style-name="表格1.A1" office:value-type="string">
            <text:p text:style-name="Table_20_Contents"/>
          </table:table-cell>
          <table:table-cell table:style-name="表格1.B1" office:value-type="string">
            <text:p text:style-name="Table_20_Contents">/*</text:p>
            <text:p text:style-name="Table_20_Contents">POJ1160</text:p>
            <text:p text:style-name="Table_20_Contents">ACCEPTED</text:p>
            <text:p text:style-name="Table_20_Contents">20120218</text:p>
            <text:p text:style-name="Table_20_Contents">gestapolur</text:p>
            <text:p text:style-name="Table_20_Contents">*/</text:p>
            <text:p text:style-name="Table_20_Contents">#include&lt;iostream&gt;</text:p>
            <text:p text:style-name="Table_20_Contents">#define MAXN 302</text:p>
            <text:p text:style-name="Table_20_Contents">#define MAXM 32</text:p>
            <text:p text:style-name="Table_20_Contents">#define INF 2141483647</text:p>
            <text:p text:style-name="Table_20_Contents">using namespace std;</text:p>
            <text:p text:style-name="Table_20_Contents"/>
            <text:p text:style-name="Table_20_Contents">int f[ MAXN ][ MAXM ] , s[ MAXN ][ MAXN ] , pos[ MAXN ];</text:p>
            <text:p text:style-name="Table_20_Contents">int n , m;</text:p>
            <text:p text:style-name="Table_20_Contents"/>
            <text:p text:style-name="Table_20_Contents">void dp()</text:p>
            <text:p text:style-name="Table_20_Contents">{</text:p>
            <text:p text:style-name="Table_20_Contents"><text:s text:c="2"/></text:p>
            <text:p text:style-name="Table_20_Contents"><text:s text:c="2"/>for( int i = 2 ; i &lt;= n ; ++ i )</text:p>
            <text:p text:style-name="Table_20_Contents"><text:s text:c="4"/>for( int j = 1 ; j &lt;= m ; ++ j )</text:p>
            <text:p text:style-name="Table_20_Contents"><text:s text:c="6"/>f[ i ][ j ] = INF ;</text:p>
            <text:p text:style-name="Table_20_Contents"/>
            <text:p text:style-name="Table_20_Contents"><text:s text:c="2"/>for( int i = 1 ; i &lt;= n ; ++ i )</text:p>
            <text:p text:style-name="Table_20_Contents"><text:s text:c="4"/>f[ i ][ 1 ] = s[ 1 ][ i ];</text:p>
            <text:p text:style-name="Table_20_Contents"/>
            <text:p text:style-name="Table_20_Contents"><text:s text:c="2"/>for( int i = 2 ; i &lt;= n ; ++ i )</text:p>
            <text:p text:style-name="Table_20_Contents"><text:s text:c="4"/>for( int k = 1 ; k &lt; i ; ++ k )</text:p>
            <text:p text:style-name="Table_20_Contents"><text:s text:c="6"/>for( int j = 2 ; j &lt;= ( m &lt; i ? m : i ) ; ++ j )</text:p>
            <text:p text:style-name="Table_20_Contents"><text:s text:c="8"/>if( f[ i ][ j ] &gt; f[ i - k ][ j - 1 ] + s[ i - k + 1 ][ i ] )</text:p>
            <text:p text:style-name="Table_20_Contents"><text:s text:c="10"/>{</text:p>
            <text:p text:style-name="Table_20_Contents"><text:s text:c="12"/>f[ i ][ j ] = f[ i - k ][ j - 1 ] + s[ i - k + 1 ][ i ];</text:p>
            <text:p text:style-name="Table_20_Contents"><text:s text:c="12"/>//cout&lt;&lt;i&lt;&lt;" "&lt;&lt;k&lt;&lt;" "&lt;&lt;j&lt;&lt;" "&lt;&lt;f[ i - k ][ j - 1 ]&lt;&lt;" "&lt;&lt;s[ i - k + 1 ][ i ]&lt;&lt;"\n";</text:p>
            <text:p text:style-name="Table_20_Contents"><text:s text:c="10"/>}</text:p>
            <text:p text:style-name="Table_20_Contents"><text:s text:c="2"/>//cout&lt;&lt;f[ 3 ][ 1 ]&lt;&lt;"\n";</text:p>
            <text:p text:style-name="Table_20_Contents"><text:soft-page-break/><text:s text:c="2"/>cout&lt;&lt;f[ n ][ m ]&lt;&lt;"\n";</text:p>
            <text:p text:style-name="Table_20_Contents"/>
            <text:p text:style-name="Table_20_Contents"><text:s text:c="2"/>return ;</text:p>
            <text:p text:style-name="Table_20_Contents">}</text:p>
            <text:p text:style-name="Table_20_Contents"/>
            <text:p text:style-name="Table_20_Contents">int abs( int a ) { return a &gt; 0 ? a : -a ; }</text:p>
            <text:p text:style-name="Table_20_Contents"/>
            <text:p text:style-name="Table_20_Contents">void init()</text:p>
            <text:p text:style-name="Table_20_Contents">{</text:p>
            <text:p text:style-name="Table_20_Contents"><text:s text:c="2"/>cin&gt;&gt;n&gt;&gt;m;</text:p>
            <text:p text:style-name="Table_20_Contents"><text:s text:c="2"/></text:p>
            <text:p text:style-name="Table_20_Contents"><text:s text:c="2"/>int mid;</text:p>
            <text:p text:style-name="Table_20_Contents"><text:s text:c="2"/></text:p>
            <text:p text:style-name="Table_20_Contents"><text:s text:c="2"/>for( int i = 1 ; i &lt;= n ; ++ i )</text:p>
            <text:p text:style-name="Table_20_Contents"><text:s text:c="4"/>cin&gt;&gt;pos[ i ];</text:p>
            <text:p text:style-name="Table_20_Contents"><text:s text:c="2"/>for( int i = 1 ; i &lt;= n ; ++ i )</text:p>
            <text:p text:style-name="Table_20_Contents"><text:s text:c="4"/>for( int j = i ; j &lt;= n ; ++ j )</text:p>
            <text:p text:style-name="Table_20_Contents"><text:s text:c="6"/>{</text:p>
            <text:p text:style-name="Table_20_Contents"><text:s text:c="8"/>mid = i + j &gt;&gt; 1 ;</text:p>
            <text:p text:style-name="Table_20_Contents"><text:s text:c="8"/>for( int k = i ; k &lt;= j ; ++ k )</text:p>
            <text:p text:style-name="Table_20_Contents"><text:s text:c="10"/>s[ i ][ j ] += abs( pos[ k ] - pos[ mid ] );</text:p>
            <text:p text:style-name="Table_20_Contents"><text:s text:c="8"/>//zcout&lt;&lt;i&lt;&lt;" "&lt;&lt;j&lt;&lt;" "&lt;&lt;s[ i ][ j ]&lt;&lt;"\n";</text:p>
            <text:p text:style-name="Table_20_Contents"><text:s text:c="6"/>}</text:p>
            <text:p text:style-name="Table_20_Contents"><text:s text:c="2"/></text:p>
            <text:p text:style-name="Table_20_Contents"><text:s text:c="2"/>return ;</text:p>
            <text:p text:style-name="Table_20_Contents">}</text:p>
            <text:p text:style-name="Table_20_Contents"/>
            <text:p text:style-name="Table_20_Contents">int main()</text:p>
            <text:p text:style-name="Table_20_Contents">{</text:p>
            <text:p text:style-name="Table_20_Contents"/>
            <text:p text:style-name="Table_20_Contents"><text:s text:c="2"/>init();</text:p>
            <text:p text:style-name="Table_20_Contents"/>
            <text:p text:style-name="Table_20_Contents"><text:s text:c="2"/>dp();</text:p>
            <text:p text:style-name="Table_20_Contents"/>
            <text:p text:style-name="Table_20_Contents"><text:s text:c="2"/>return 0;</text:p>
            <text:p text:style-name="Table_20_Content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Condensed" svg:font-family="'DejaVu Serif Condensed'" style:font-family-generic="roman" style:font-pitch="variable"/>
    <style:font-face style:name="DejaVu Sans Condensed" svg:font-family="'DejaVu Sans Condensed'"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Condensed"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Condensed"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stapolur </meta:initial-creator>
    <meta:creation-date>2012-02-19T00:06:39</meta:creation-date>
    <dc:date>2012-02-19T01:56:26</dc:date>
    <dc:creator>gestapolur </dc:creator>
    <meta:editing-duration>PT1H49M51S</meta:editing-duration>
    <meta:editing-cycles>6</meta:editing-cycles>
    <meta:generator>LibreOffice/3.4$Linux LibreOffice_project/340m1$Build-402</meta:generator>
    <meta:document-statistic meta:table-count="1" meta:image-count="0" meta:object-count="0" meta:page-count="2" meta:paragraph-count="65" meta:word-count="423" meta:character-count="1556" meta:non-whitespace-character-count="1060"/>
  </office:meta>
</office:document-meta>
</file>